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5in" table:align="left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1.25in"/>
    </style:style>
    <style:style style:name="Table1.D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8247" officeooo:paragraph-rsid="000c48f5"/>
    </style:style>
    <style:style style:name="P2" style:family="paragraph" style:parent-style-name="Standard">
      <style:text-properties fo:font-size="15pt" fo:font-style="italic" officeooo:rsid="000b8247" officeooo:paragraph-rsid="000c48f5" style:font-size-asian="15pt" style:font-style-asian="italic" style:font-size-complex="15pt" style:font-style-complex="italic"/>
    </style:style>
    <style:style style:name="P3" style:family="paragraph" style:parent-style-name="Standard">
      <style:text-properties fo:font-size="16pt" fo:font-style="italic" officeooo:rsid="000b8247" officeooo:paragraph-rsid="000b8247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0b8247" officeooo:paragraph-rsid="000c48f5" style:font-size-asian="16pt" style:font-style-asian="italic" style:font-size-complex="16pt" style:font-style-complex="italic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c48f5" officeooo:paragraph-rsid="000c48f5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09b48" officeooo:paragraph-rsid="00109b48"/>
    </style:style>
    <style:style style:name="P7" style:family="paragraph" style:parent-style-name="Standard">
      <style:text-properties officeooo:paragraph-rsid="00109b48"/>
    </style:style>
    <style:style style:name="P8" style:family="paragraph" style:parent-style-name="Standard">
      <style:text-properties officeooo:rsid="001308c0" officeooo:paragraph-rsid="001308c0"/>
    </style:style>
    <style:style style:name="P9" style:family="paragraph" style:parent-style-name="Table_20_Contents">
      <style:text-properties officeooo:rsid="000a8718" officeooo:paragraph-rsid="000a8718"/>
    </style:style>
    <style:style style:name="P10" style:family="paragraph" style:parent-style-name="Table_20_Contents">
      <style:text-properties officeooo:paragraph-rsid="00064197"/>
    </style:style>
    <style:style style:name="P11" style:family="paragraph" style:parent-style-name="Table_20_Contents">
      <style:text-properties officeooo:rsid="000c48f5" officeooo:paragraph-rsid="000c48f5"/>
    </style:style>
    <style:style style:name="P12" style:family="paragraph" style:parent-style-name="Table_20_Contents">
      <style:text-properties officeooo:rsid="000e29af" officeooo:paragraph-rsid="000e29af"/>
    </style:style>
    <style:style style:name="T1" style:family="text">
      <style:text-properties officeooo:rsid="00064197"/>
    </style:style>
    <style:style style:name="T2" style:family="text">
      <style:text-properties officeooo:rsid="000c48f5"/>
    </style:style>
    <style:style style:name="T3" style:family="text">
      <style:text-properties fo:background-color="#ffff00" loext:char-shading-value="0"/>
    </style:style>
    <style:style style:name="T4" style:family="text">
      <style:text-properties fo:font-style="italic" officeooo:rsid="000c48f5" style:font-style-asian="italic" style:font-style-complex="italic"/>
    </style:style>
    <style:style style:name="T5" style:family="text">
      <style:text-properties officeooo:rsid="000f659f"/>
    </style:style>
    <style:style style:name="T6" style:family="text">
      <style:text-properties officeooo:rsid="00109b48"/>
    </style:style>
    <style:style style:name="T7" style:family="text">
      <style:text-properties officeooo:rsid="00142fe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2" text:anchor-type="paragraph" svg:x="0.1362in" svg:y="0.0528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Standard"/>
      <text:p text:style-name="P1">En la siguiente tabla <text:span text:style-name="T2">se muestra la cantidad de ciclos de reloj </text:span><text:span text:style-name="T4">totales</text:span><text:span text:style-name="T2"> consumidos para realizar las 10.000 operaciones de aplicación del filtro. El algoritmo que se usa es en ambos casos Cuadrados, en su variante utilizando pshuffle y utilizando right shift. Esta sería la diferencia entre ambos:</text:span></text:p>
      <text:p text:style-name="P1"/>
      <text:p text:style-name="P5">Versión pshuffle.</text:p>
      <text:p text:style-name="P2"><text:span text:style-name="T3">pshufb</text:span> rotated_vector_maximum, mask</text:p>
      <text:p text:style-name="P2">pmaxub vector_maximum, rotated_vector_maximum</text:p>
      <text:p text:style-name="P2"><text:span text:style-name="T3">pshufb</text:span> rotated_vector_maximum, mask</text:p>
      <text:p text:style-name="P2">pmaxub vector_maximum, rotated_vector_maximum</text:p>
      <text:p text:style-name="P2"><text:span text:style-name="T3">pshufb</text:span> rotated_vector_maximum, mask</text:p>
      <text:p text:style-name="P2">pmaxub vector_maximum, rotated_vector_maximum</text:p>
      <text:p text:style-name="P1"/>
      <text:p text:style-name="P1"/>
      <text:p text:style-name="P1"/>
      <text:p text:style-name="P1"/>
      <text:p text:style-name="P5">Versión right shift.</text:p>
      <text:p text:style-name="P4"><text:span text:style-name="T3">psrldq</text:span> rotated_vector_maximum, 4</text:p>
      <text:p text:style-name="P4">pmaxub vector_maximum, rotated_vector_maximum</text:p>
      <text:p text:style-name="P4"><text:span text:style-name="T3">psrldq</text:span> rotated_vector_maximum, 4</text:p>
      <text:p text:style-name="P4">pmaxub vector_maximum, rotated_vector_maximum</text:p>
      <text:p text:style-name="P4"><text:span text:style-name="T3">psrldq</text:span> rotated_vector_maximum, 4</text:p>
      <text:p text:style-name="P4">pmaxub vector_maximum, rotated_vector_maximum</text:p>
      <text:p text:style-name="Standard"/>
      <text:p text:style-name="Standard"/>
      <text:p text:style-name="Standard"><text:soft-page-break/></text:p>
      <text:p text:style-name="P6">Nuestra hipótesis de trabajo, antes de realizar el experimento, era que ibamos a hallar una diferencia a favor del algoritmo usando right shift, al tener entendido que el shift era “casi <text:s/>gratis”, y el código de pshuffle es, a priori, más complejo que el de right shift.</text:p>
      <text:p text:style-name="P6"/>
      <text:p text:style-name="P6">Sin embargo, al realizar los experimentos observamos dos cuestiones:</text:p>
      <text:p text:style-name="P6"/>
      <text:p text:style-name="P7"><text:span text:style-name="T6">Primero, la cantidad de ciclos de reloj totales insumidos varíaba mucho entre ejecución y ejecución, incluso cuando se acumulaban los resultados de 10 mil aplicaciones del filtro.</text:span></text:p>
      <text:p text:style-name="P7"/>
      <text:p text:style-name="P8">Segundo, la diferencia entre aplicar una variante del algoritmo u otra es, salvo para imágenes muy pequeñas, despreciable y casi imperceptible, pudiéndose deber a simple error estadístico. No tuvimos una diferencia notable a favor de la versión con right shift en ningún caso, habiendo casos en donde fue peor y otros donde fue mejor.</text:p>
      <text:p text:style-name="P8"/>
      <text:p text:style-name="P8">Nuestra hipótesis es que <text:span text:style-name="T7">la diferencia entre ambas operaciones es lo suficientemente chica como para quedar encubierta por el error estadístico, y por lo tanto, no ofrece una mejora muy grande de performance.</text:span></text:p>
      <text:p text:style-name="P8"/>
      <text:p text:style-name="P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Variante con pshuffle</text:p>
          </table:table-cell>
          <table:table-cell table:style-name="Table1.A1" office:value-type="string">
            <text:p text:style-name="P9">Variante con right shift</text:p>
          </table:table-cell>
          <table:table-cell table:style-name="Table1.D1" office:value-type="string">
            <text:p text:style-name="P11">Variación</text:p>
          </table:table-cell>
        </table:table-row>
        <table:table-row>
          <table:table-cell table:style-name="Table1.A2" office:value-type="string">
            <text:p text:style-name="Table_20_Contents">NoCountryForOldMen.32x18.bmp</text:p>
          </table:table-cell>
          <table:table-cell table:style-name="Table1.A2" office:value-type="string">
            <text:p text:style-name="Table_20_Contents">93.718.423</text:p>
          </table:table-cell>
          <table:table-cell table:style-name="Table1.A2" office:value-type="string">
            <text:p text:style-name="Table_20_Contents">59.667.533</text:p>
          </table:table-cell>
          <table:table-cell table:style-name="Table1.D2" office:value-type="string">
            <text:p text:style-name="Table_20_Contents"><text:span text:style-name="T2">- 36</text:span>%</text:p>
          </table:table-cell>
        </table:table-row>
        <table:table-row>
          <table:table-cell table:style-name="Table1.A2" office:value-type="string">
            <text:p text:style-name="Table_20_Contents">NoCountryForOldMen.64x37.bmp</text:p>
          </table:table-cell>
          <table:table-cell table:style-name="Table1.A2" office:value-type="string">
            <text:p text:style-name="Table_20_Contents">312.860.624</text:p>
          </table:table-cell>
          <table:table-cell table:style-name="Table1.A2" office:value-type="string">
            <text:p text:style-name="Table_20_Contents">335.507.343</text:p>
          </table:table-cell>
          <table:table-cell table:style-name="Table1.D2" office:value-type="string">
            <text:p text:style-name="Table_20_Contents"><text:span text:style-name="T6">+ 7%</text:span></text:p>
          </table:table-cell>
        </table:table-row>
        <table:table-row>
          <table:table-cell table:style-name="Table1.A2" office:value-type="string">
            <text:p text:style-name="Table_20_Contents">NoCountryForOldMen.128x75.bmp</text:p>
          </table:table-cell>
          <table:table-cell table:style-name="Table1.A2" office:value-type="string">
            <text:p text:style-name="Table_20_Contents">1.271.134.854</text:p>
          </table:table-cell>
          <table:table-cell table:style-name="Table1.A2" office:value-type="string">
            <text:p text:style-name="Table_20_Contents">1.196.249.500</text:p>
          </table:table-cell>
          <table:table-cell table:style-name="Table1.D2" office:value-type="string">
            <text:p text:style-name="Table_20_Contents">- <text:span text:style-name="T2">6%</text:span>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256x150</text:span>.bmp</text:p>
          </table:table-cell>
          <table:table-cell table:style-name="Table1.A2" office:value-type="string">
            <text:p text:style-name="Table_20_Contents">4.101.952.738</text:p>
          </table:table-cell>
          <table:table-cell table:style-name="Table1.A2" office:value-type="string">
            <text:p text:style-name="Table_20_Contents">4.147.842.638</text:p>
          </table:table-cell>
          <table:table-cell table:style-name="Table1.D2" office:value-type="string">
            <text:p text:style-name="P11">+ <text:span text:style-name="T5">1</text:span>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512x300</text:span>.bmp</text:p>
          </table:table-cell>
          <table:table-cell table:style-name="Table1.A2" office:value-type="string">
            <text:p text:style-name="Table_20_Contents">17.665.399.530</text:p>
          </table:table-cell>
          <table:table-cell table:style-name="Table1.A2" office:value-type="string">
            <text:p text:style-name="Table_20_Contents">17.564.615.802</text:p>
          </table:table-cell>
          <table:table-cell table:style-name="Table1.D2" office:value-type="string">
            <text:p text:style-name="P11">- <text:span text:style-name="T5">0,5</text:span>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1024x600</text:span>.bmp</text:p>
          </table:table-cell>
          <table:table-cell table:style-name="Table1.A2" office:value-type="string">
            <text:p text:style-name="Table_20_Contents">75.656.343.298</text:p>
          </table:table-cell>
          <table:table-cell table:style-name="Table1.A2" office:value-type="string">
            <text:p text:style-name="Table_20_Contents">72.798.465.842</text:p>
          </table:table-cell>
          <table:table-cell table:style-name="Table1.D2" office:value-type="string">
            <text:p text:style-name="Table_20_Contents">- <text:span text:style-name="T2">3,8%</text:span></text:p>
          </table:table-cell>
        </table:table-row>
        <table:table-row>
          <table:table-cell table:style-name="Table1.A2" office:value-type="string">
            <text:p text:style-name="P10">NoCountryForOldMen.<text:span text:style-name="T1">2048x1200</text:span>.bmp</text:p>
          </table:table-cell>
          <table:table-cell table:style-name="Table1.A2" office:value-type="string">
            <text:p text:style-name="Table_20_Contents">283.656.752.156</text:p>
          </table:table-cell>
          <table:table-cell table:style-name="Table1.A2" office:value-type="string">
            <text:p text:style-name="Table_20_Contents">288.095.404.328</text:p>
          </table:table-cell>
          <table:table-cell table:style-name="Table1.D2" office:value-type="string">
            <text:p text:style-name="P12">+ 1,5%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9:59:03.099264822</meta:creation-date>
    <dc:date>2019-05-26T22:05:35.236709358</dc:date>
    <meta:editing-duration>PT12M54S</meta:editing-duration>
    <meta:editing-cycles>1</meta:editing-cycles>
    <meta:generator>LibreOffice/6.2.2.2$Linux_X86_64 LibreOffice_project/20$Build-2</meta:generator>
    <meta:document-statistic meta:table-count="1" meta:image-count="0" meta:object-count="1" meta:page-count="2" meta:paragraph-count="51" meta:word-count="302" meta:character-count="2341" meta:non-whitespace-character-count="20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29cm" svg:y="3.951cm" style:legend-expansion="high" chart:style-name="ch2"/>
        <chart:plot-area chart:style-name="ch3" chart:data-source-has-labels="both" svg:x="1.33cm" svg:y="0.179cm" svg:width="11.98cm" svg:height="7.66cm">
          <chartooo:coordinate-region svg:x="3.804cm" svg:y="0.179cm" svg:width="9.506cm" svg:height="4.611cm"/>
          <chart:axis chart:dimension="x" chart:name="primary-x" chart:style-name="ch4" chartooo:axis-type="auto">
            <chartooo:date-scale/>
            <chart:title svg:x="6.601cm" svg:y="8.018cm" chart:style-name="ch5">
              <text:p># Píxele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191cm" chart:style-name="ch7">
              <text:p># ciclos de reloj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 pshuffle</text:p>
              </table:table-cell>
              <table:table-cell office:value-type="string">
                <text:p>c/ r shift</text:p>
              </table:table-cell>
            </table:table-row>
          </table:table-header-rows>
          <table:table-rows>
            <table:table-row>
              <table:table-cell office:value-type="string">
                <text:p>38400 (256x150)</text:p>
              </table:table-cell>
              <table:table-cell office:value-type="float" office:value="4101952738">
                <text:p>4101952738</text:p>
              </table:table-cell>
              <table:table-cell office:value-type="float" office:value="4147842638">
                <text:p>4147842638</text:p>
              </table:table-cell>
            </table:table-row>
            <table:table-row>
              <table:table-cell office:value-type="string">
                <text:p>153600 (512x300)</text:p>
              </table:table-cell>
              <table:table-cell office:value-type="float" office:value="17665399530">
                <text:p>17665399530</text:p>
              </table:table-cell>
              <table:table-cell office:value-type="float" office:value="17564615802">
                <text:p>17564615802</text:p>
              </table:table-cell>
            </table:table-row>
            <table:table-row>
              <table:table-cell office:value-type="string">
                <text:p>614400 (1024x600)</text:p>
              </table:table-cell>
              <table:table-cell office:value-type="float" office:value="75656343298">
                <text:p>75656343298</text:p>
              </table:table-cell>
              <table:table-cell office:value-type="float" office:value="72798465842">
                <text:p>72798465842</text:p>
              </table:table-cell>
            </table:table-row>
            <table:table-row>
              <table:table-cell office:value-type="string">
                <text:p>2457600 (2048x1200)</text:p>
              </table:table-cell>
              <table:table-cell office:value-type="float" office:value="283656752156">
                <text:p>283656752156</text:p>
              </table:table-cell>
              <table:table-cell office:value-type="float" office:value="288095404328">
                <text:p>288095404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